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83e" officeooo:paragraph-rsid="0011e83e"/>
    </style:style>
    <style:style style:name="P2" style:family="paragraph" style:parent-style-name="Standard">
      <style:text-properties fo:font-size="18pt" fo:font-weight="bold" officeooo:rsid="0011e83e" officeooo:paragraph-rsid="0011e83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3d1ca" officeooo:paragraph-rsid="0013d1c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3d1ca" officeooo:paragraph-rsid="0013d1ca"/>
    </style:style>
    <style:style style:name="P5" style:family="paragraph" style:parent-style-name="Standard">
      <style:text-properties officeooo:paragraph-rsid="0011e83e"/>
    </style:style>
    <style:style style:name="T1" style:family="text">
      <style:text-properties officeooo:rsid="001296f8"/>
    </style:style>
    <style:style style:name="T2" style:family="text">
      <style:text-properties officeooo:rsid="0011e83e"/>
    </style:style>
    <style:style style:name="T3" style:family="text">
      <style:text-properties fo:color="#000080" fo:language="zxx" fo:country="none" style:text-underline-style="solid" style:text-underline-width="auto" style:text-underline-color="font-color" officeooo:rsid="001296f8" style:language-asian="zxx" style:country-asian="none" style:language-complex="zxx" style:country-complex="none"/>
    </style:style>
    <style:style style:name="T4" style:family="text">
      <style:text-properties fo:color="#000080" fo:language="zxx" fo:country="none" officeooo:rsid="001296f8" style:language-asian="zxx" style:country-asian="none" style:language-complex="zxx" style:country-complex="none"/>
    </style:style>
    <style:style style:name="T5" style:family="text">
      <style:text-properties fo:language="zxx" fo:country="none" officeooo:rsid="001296f8" style:language-asian="zxx" style:country-asian="none" style:language-complex="zxx" style:country-complex="none"/>
    </style:style>
    <style:style style:name="T6" style:family="text">
      <style:text-properties officeooo:rsid="0013d1ca"/>
    </style:style>
    <style:style style:name="T7" style:family="text">
      <style:text-properties fo:color="#000000" fo:language="zxx" fo:country="none" style:text-underline-style="none" officeooo:rsid="0013d1ca" style:language-asian="zxx" style:country-asian="none" style:language-complex="zxx" style:country-complex="none"/>
    </style:style>
    <style:style style:name="T8" style:family="text">
      <style:text-properties fo:color="#000000" fo:language="zxx" fo:country="none" style:text-underline-style="none" officeooo:rsid="001296f8" style:language-asian="zxx" style:country-asian="none" style:language-complex="zxx" style:country-complex="none"/>
    </style:style>
    <style:style style:name="T9" style:family="text">
      <style:text-properties fo:color="#000000" style:text-underline-style="none" officeooo:rsid="0011e83e"/>
    </style:style>
    <style:style style:name="T10" style:family="text">
      <style:text-properties fo:color="#000000" style:text-underline-style="none" officeooo:rsid="0013d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id TIGUEMOUNINE</text:p>
      <text:p text:style-name="P2"/>
      <text:p text:style-name="P1">01/01/1800</text:p>
      <text:p text:style-name="P1"/>
      <text:p text:style-name="P4">0618067141</text:p>
      <text:p text:style-name="P1"/>
      <text:p text:style-name="P5"><text:span text:style-name="T7">said.tig</text:span><text:span text:style-name="T9">@</text:span><text:span text:style-name="T7">gmail</text:span><text:span text:style-name="T8">.fr</text:span></text:p>
      <text:p text:style-name="P1"/>
      <text:p text:style-name="P1"/>
      <text:p text:style-name="P1">FORMATION :</text:p>
      <text:p text:style-name="P1">Master informatique Parcours RES</text:p>
      <text:p text:style-name="P1">Licence informatique</text:p>
      <text:p text:style-name="P1">Licence Telecom</text:p>
      <text:p text:style-name="P1"/>
      <text:p text:style-name="P1">Programmation : C, <text:span text:style-name="T6">C++, Java, Javascript</text:span>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06:28:24.911559432</meta:creation-date>
    <dc:date>2022-10-13T09:37:34.628056624</dc:date>
    <meta:editing-duration>PT1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1" meta:character-count="173" meta:non-whitespace-character-count="161"/>
  </office:meta>
</office:document-meta>
</file>